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106" officeooo:paragraph-rsid="00100106"/>
    </style:style>
    <style:style style:name="P2" style:family="paragraph" style:parent-style-name="Standard">
      <style:text-properties officeooo:rsid="0011db12" officeooo:paragraph-rsid="0011db12"/>
    </style:style>
    <style:style style:name="P3" style:family="paragraph" style:parent-style-name="Standard">
      <style:text-properties officeooo:rsid="0011db12" officeooo:paragraph-rsid="0011db12"/>
    </style:style>
    <style:style style:name="P4" style:family="paragraph" style:parent-style-name="Standard">
      <style:text-properties officeooo:rsid="00132d34" officeooo:paragraph-rsid="00132d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can't create what isn't already there</text:p>
      <text:p text:style-name="P1">you can't breathe what isn't already air</text:p>
      <text:p text:style-name="P1">you can't eat what you can't excrete</text:p>
      <text:p text:style-name="P1">so give up on your woman and find a home</text:p>
      <text:p text:style-name="P1"/>
      <text:p text:style-name="P1"/>
      <text:p text:style-name="P1">breathing is easy when you can only see</text:p>
      <text:p text:style-name="P1">streaking is pleasing so thank me</text:p>
      <text:p text:style-name="P1">but other children's playthings are under my feet</text:p>
      <text:p text:style-name="P1">and they all tell tales </text:p>
      <text:p text:style-name="P1"/>
      <text:p text:style-name="P1"/>
      <text:p text:style-name="P1"/>
      <text:p text:style-name="P1"/>
      <text:p text:style-name="P1"/>
      <text:p text:style-name="P1">you know what you must cut out</text:p>
      <text:p text:style-name="P1">a brilliant young chaplain </text:p>
      <text:p text:style-name="P1"/>
      <text:p text:style-name="P1"/>
      <text:p text:style-name="P1"/>
      <text:p text:style-name="P1"/>
      <text:p text:style-name="P1"/>
      <text:p text:style-name="P1">famous and glorious happiness be</text:p>
      <text:p text:style-name="P1">tranquil with polka dots stan the flea</text:p>
      <text:p text:style-name="P1">beating up the wrong guy </text:p>
      <text:p text:style-name="P1">nobody told me</text:p>
      <text:p text:style-name="P1">babushka babushka hey yeah</text:p>
      <text:p text:style-name="P1">one more time</text:p>
      <text:p text:style-name="P1"/>
      <text:p text:style-name="P1"/>
      <text:p text:style-name="P1"/>
      <text:p text:style-name="P1">when you shut the door and the lights go out</text:p>
      <text:p text:style-name="P1">after the argument has gone to bed</text:p>
      <text:p text:style-name="P1">creaking pipes and falling tiles</text:p>
      <text:p text:style-name="P1">these are what we're left with my friend</text:p>
      <text:p text:style-name="P1"/>
      <text:p text:style-name="P2">The crack of plastic as the foot broke the casing of the cassette</text:p>
      <text:p text:style-name="P2">It didn't matter, the tape had already been dragged out</text:p>
      <text:p text:style-name="P2">Like intestines removed as fast as vehicle wheels</text:p>
      <text:p text:style-name="P2">Brown ribbons littered the kerb and gutter</text:p>
      <text:p text:style-name="P2">I saw the life unravel and I felt myself becoming a husk</text:p>
      <text:p text:style-name="P2">I won't be played again, but in some way I remember</text:p>
      <text:p text:style-name="P2"/>
      <text:p text:style-name="P2"/>
      <text:p text:style-name="P2"/>
      <text:p text:style-name="P2"/>
      <text:p text:style-name="P4">Featuring the one and only holy moly caboodle sharealike</text:p>
      <text:p text:style-name="P4">Twisted blister</text:p>
      <text:p text:style-name="P4">Favourite mister</text:p>
      <text:p text:style-name="P4">Leave me on the run</text:p>
      <text:p text:style-name="P4"/>
      <text:p text:style-name="P4">Beyone the pale </text:p>
      <text:p text:style-name="P4"><text:soft-page-break/>Ride the whale</text:p>
      <text:p text:style-name="P4">Keep it up once more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10-27T23:48:52.118412131</meta:creation-date>
    <dc:date>2016-03-26T09:22:53.426418449</dc:date>
    <dc:creator>Pete Curati</dc:creator>
    <meta:editing-duration>P0D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2" meta:paragraph-count="33" meta:word-count="216" meta:character-count="1131" meta:non-whitespace-character-count="944"/>
  </office:meta>
</office:document-meta>
</file>